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ee4" officeooo:paragraph-rsid="00034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Здравствуйте, уважаемые преподаватели!</text:p>
      <text:p text:style-name="Text_20_body">Я рад представить вам свое задание, выполненное в рамках семинарских занятий. В этом репозитории вы найдете все необходимые материалы, связанные с текущими задачами, а также код и результаты работы.</text:p>
      <text:p text:style-name="Text_20_body">Буду признателен за ваши замечания и рекомендации, которые помогут мне улучшить качество выполнения задания.</text:p>
      <text:p text:style-name="Text_20_body">С уважением,</text:p>
      <text:p text:style-name="P1">Егор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3:10:11.314631346</meta:creation-date>
    <dc:date>2025-02-28T03:13:48.053642734</dc:date>
    <meta:editing-duration>PT3M37S</meta:editing-duration>
    <meta:editing-cycles>1</meta:editing-cycles>
    <meta:document-statistic meta:table-count="0" meta:image-count="0" meta:object-count="0" meta:page-count="1" meta:paragraph-count="5" meta:word-count="49" meta:character-count="360" meta:non-whitespace-character-count="316"/>
    <meta:generator>LibreOffice/7.3.7.2$Linux_X86_64 LibreOffice_project/30$Build-2</meta:generator>
  </office:meta>
</office:document-meta>
</file>